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Обычный" style:master-page-name="MP0" style:family="paragraph">
      <style:paragraph-properties fo:break-before="page"/>
      <style:text-properties style:font-name="Times New Roman" style:font-name-complex="Times New Roman" fo:font-weight="bold" style:font-weight-asian="bold" fo:font-size="14pt" style:font-size-asian="14pt" style:font-size-complex="14pt"/>
    </style:style>
    <style:style style:name="P2" style:parent-style-name="Обычный" style:family="paragraph">
      <style:text-properties style:font-name="Times New Roman" style:font-name-complex="Times New Roman"/>
    </style:style>
    <style:style style:name="T3" style:parent-style-name="Основнойшрифтабзаца" style:family="text">
      <style:text-properties style:font-name="Times New Roman" style:font-name-complex="Times New Roman" fo:font-weight="bold" style:font-weight-asian="bold"/>
    </style:style>
    <style:style style:name="P4" style:parent-style-name="Обычный" style:family="paragraph">
      <style:text-properties style:font-name="Times New Roman" style:font-name-complex="Times New Roman"/>
    </style:style>
    <style:style style:name="P5" style:parent-style-name="Обычный" style:family="paragraph">
      <style:text-properties style:font-name="Times New Roman" style:font-name-complex="Times New Roman"/>
    </style:style>
    <style:style style:name="P6" style:parent-style-name="Обычный" style:family="paragraph">
      <style:text-properties style:font-name="Times New Roman" style:font-name-complex="Times New Roman"/>
    </style:style>
    <style:style style:name="P7" style:parent-style-name="Обычный" style:family="paragraph">
      <style:text-properties style:font-name="Times New Roman" style:font-name-complex="Times New Roman"/>
    </style:style>
    <style:style style:name="P8" style:parent-style-name="Обычный" style:family="paragraph">
      <style:text-properties style:font-name="Times New Roman" style:font-name-complex="Times New Roman"/>
    </style:style>
    <style:style style:name="P9" style:parent-style-name="Обычный" style:family="paragraph">
      <style:text-properties style:font-name="Times New Roman" style:font-name-complex="Times New Roman"/>
    </style:style>
    <style:style style:name="P10" style:parent-style-name="Обычный" style:family="paragraph">
      <style:text-properties style:font-name="Times New Roman" style:font-name-complex="Times New Roman"/>
    </style:style>
    <style:style style:name="P11" style:parent-style-name="Обычный" style:family="paragraph">
      <style:text-properties style:font-name="Times New Roman" style:font-name-complex="Times New Roman"/>
    </style:style>
    <style:style style:name="P12" style:parent-style-name="Обычный" style:family="paragraph">
      <style:text-properties style:font-name="Times New Roman" style:font-name-complex="Times New Roman"/>
    </style:style>
    <style:style style:name="P13" style:parent-style-name="Обычный" style:family="paragraph">
      <style:text-properties style:font-name="Times New Roman" style:font-name-complex="Times New Roman"/>
    </style:style>
    <style:style style:name="P14" style:parent-style-name="Обычный" style:family="paragraph">
      <style:text-properties style:font-name="Times New Roman" style:font-name-complex="Times New Roman"/>
    </style:style>
    <style:style style:name="P15" style:parent-style-name="Обычный" style:family="paragraph">
      <style:text-properties style:font-name="Times New Roman" style:font-name-complex="Times New Roman"/>
    </style:style>
    <style:style style:name="P16" style:parent-style-name="Обычный" style:family="paragraph">
      <style:text-properties style:font-name="Times New Roman" style:font-name-complex="Times New Roman"/>
    </style:style>
    <style:style style:name="P17" style:parent-style-name="Обычный" style:family="paragraph">
      <style:text-properties style:font-name="Times New Roman" style:font-name-complex="Times New Roman"/>
    </style:style>
    <style:style style:name="P18" style:parent-style-name="Обычный" style:family="paragraph">
      <style:text-properties style:font-name="Times New Roman" style:font-name-complex="Times New Roman"/>
    </style:style>
    <style:style style:name="T19" style:parent-style-name="Основнойшрифтабзаца" style:family="text">
      <style:text-properties style:font-name="Times New Roman" style:font-name-complex="Times New Roman" fo:font-weight="bold" style:font-weight-asian="bold" fo:font-size="14pt" style:font-size-asian="14pt" style:font-size-complex="14pt" fo:language="en" fo:country="US"/>
    </style:style>
    <style:style style:name="T20"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T21" style:parent-style-name="Основнойшрифтабзаца" style:family="text">
      <style:text-properties style:font-name="Times New Roman" style:font-name-complex="Times New Roman" fo:font-weight="bold" style:font-weight-asian="bold" fo:font-size="14pt" style:font-size-asian="14pt" style:font-size-complex="14pt" fo:language="en" fo:country="US"/>
    </style:style>
    <style:style style:name="T22"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T23"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T24" style:parent-style-name="Основнойшрифтабзаца" style:family="text">
      <style:text-properties style:font-name="Times New Roman" style:font-name-complex="Times New Roman" fo:language="en" fo:country="US"/>
    </style:style>
    <style:style style:name="T25" style:parent-style-name="Основнойшрифтабзаца" style:family="text">
      <style:text-properties style:font-name="Times New Roman" style:font-name-complex="Times New Roman"/>
    </style:style>
    <style:style style:name="T26" style:parent-style-name="Основнойшрифтабзаца" style:family="text">
      <style:text-properties style:font-name="Times New Roman" style:font-name-complex="Times New Roman" fo:language="en" fo:country="US"/>
    </style:style>
    <style:style style:name="T27" style:parent-style-name="Основнойшрифтабзаца" style:family="text">
      <style:text-properties style:font-name="Times New Roman" style:font-name-complex="Times New Roman"/>
    </style:style>
    <style:style style:name="P28" style:parent-style-name="Обычный" style:family="paragraph">
      <style:text-properties style:font-name="Times New Roman" style:font-name-complex="Times New Roman" fo:font-weight="bold" style:font-weight-asian="bold" fo:language="en" fo:country="US"/>
    </style:style>
    <style:style style:name="P29" style:parent-style-name="Обычный" style:family="paragraph">
      <style:text-properties style:font-name="Times New Roman" style:font-name-complex="Times New Roman" fo:language="en" fo:country="US"/>
    </style:style>
    <style:style style:name="P30" style:parent-style-name="Обычный" style:family="paragraph">
      <style:text-properties style:font-name="Times New Roman" style:font-name-complex="Times New Roman" fo:language="en" fo:country="US"/>
    </style:style>
    <style:style style:name="P31" style:parent-style-name="Обычный" style:family="paragraph">
      <style:text-properties style:font-name="Times New Roman" style:font-name-complex="Times New Roman" fo:language="en" fo:country="US"/>
    </style:style>
    <style:style style:name="P32" style:parent-style-name="Обычный" style:family="paragraph">
      <style:text-properties style:font-name="Times New Roman" style:font-name-complex="Times New Roman" fo:language="en" fo:country="US"/>
    </style:style>
    <style:style style:name="P33" style:parent-style-name="Обычный" style:family="paragraph">
      <style:text-properties style:font-name="Times New Roman" style:font-name-complex="Times New Roman" fo:language="en" fo:country="US"/>
    </style:style>
    <style:style style:name="P34" style:parent-style-name="Обычный" style:family="paragraph">
      <style:text-properties style:font-name="Times New Roman" style:font-name-complex="Times New Roman" fo:language="en" fo:country="US"/>
    </style:style>
    <style:style style:name="P35" style:parent-style-name="Обычный" style:family="paragraph">
      <style:text-properties style:font-name="Times New Roman" style:font-name-complex="Times New Roman" fo:language="en" fo:country="US"/>
    </style:style>
    <style:style style:name="P36" style:parent-style-name="Обычный" style:family="paragraph">
      <style:text-properties style:font-name="Times New Roman" style:font-name-complex="Times New Roman" fo:language="en" fo:country="US"/>
    </style:style>
    <style:style style:name="P37" style:parent-style-name="Обычный" style:family="paragraph">
      <style:text-properties style:font-name="Times New Roman" style:font-name-complex="Times New Roman" fo:language="en" fo:country="US"/>
    </style:style>
    <style:style style:name="P38" style:parent-style-name="Обычный" style:family="paragraph">
      <style:text-properties style:font-name="Times New Roman" style:font-name-complex="Times New Roman" fo:language="en" fo:country="US"/>
    </style:style>
    <style:style style:name="P39" style:parent-style-name="Обычный" style:family="paragraph">
      <style:text-properties style:font-name="Times New Roman" style:font-name-complex="Times New Roman" fo:language="en" fo:country="US"/>
    </style:style>
    <style:style style:name="P40" style:parent-style-name="Обычный" style:family="paragraph">
      <style:text-properties style:font-name="Times New Roman" style:font-name-complex="Times New Roman" fo:language="en" fo:country="US"/>
    </style:style>
    <style:style style:name="P41" style:parent-style-name="Обычный" style:family="paragraph">
      <style:text-properties style:font-name="Times New Roman" style:font-name-complex="Times New Roman" fo:language="en" fo:country="US"/>
    </style:style>
    <style:style style:name="P42" style:parent-style-name="Обычный" style:family="paragraph">
      <style:text-properties style:font-name="Times New Roman" style:font-name-complex="Times New Roman" fo:language="en" fo:country="US"/>
    </style:style>
    <style:style style:name="P43" style:parent-style-name="Обычный" style:family="paragraph">
      <style:text-properties style:font-name="Times New Roman" style:font-name-complex="Times New Roman" fo:language="en" fo:country="US"/>
    </style:style>
    <style:style style:name="P44" style:parent-style-name="Обычный" style:family="paragraph">
      <style:text-properties style:font-name="Times New Roman" style:font-name-complex="Times New Roman" fo:language="en" fo:country="US"/>
    </style:style>
    <style:style style:name="T45" style:parent-style-name="Основнойшрифтабзаца" style:family="text">
      <style:text-properties style:font-name="Times New Roman" style:font-name-complex="Times New Roman" fo:language="en" fo:country="US"/>
    </style:style>
    <style:style style:name="P46" style:parent-style-name="Обычный" style:family="paragraph">
      <style:text-properties style:font-name="Times New Roman" style:font-name-complex="Times New Roman"/>
    </style:style>
    <style:style style:name="P47" style:parent-style-name="Обычный" style:family="paragraph">
      <style:text-properties style:font-name="Times New Roman" style:font-name-complex="Times New Roman"/>
    </style:style>
    <style:style style:name="P48" style:parent-style-name="Обычный" style:family="paragraph">
      <style:text-properties style:font-name="Times New Roman" style:font-name-complex="Times New Roman"/>
    </style:style>
    <style:style style:name="P49" style:parent-style-name="Обычный" style:family="paragraph">
      <style:text-properties style:font-name="Times New Roman" style:font-name-complex="Times New Roman"/>
    </style:style>
    <style:style style:name="P50" style:parent-style-name="Обычный" style:family="paragraph">
      <style:text-properties style:font-name="Times New Roman" style:font-name-complex="Times New Roman"/>
    </style:style>
    <style:style style:name="P51" style:parent-style-name="Обычный" style:family="paragraph">
      <style:text-properties style:font-name="Times New Roman" style:font-name-complex="Times New Roman"/>
    </style:style>
    <style:style style:name="P52" style:parent-style-name="Обычный" style:family="paragraph">
      <style:text-properties style:font-name="Times New Roman" style:font-name-complex="Times New Roman"/>
    </style:style>
    <style:style style:name="P53" style:parent-style-name="Обычный" style:family="paragraph">
      <style:text-properties style:font-name="Times New Roman" style:font-name-complex="Times New Roman"/>
    </style:style>
    <style:style style:name="P54" style:parent-style-name="Обычный" style:family="paragraph">
      <style:text-properties style:font-name="Times New Roman" style:font-name-complex="Times New Roman"/>
    </style:style>
    <style:style style:name="P55" style:parent-style-name="Обычный" style:family="paragraph">
      <style:text-properties style:font-name="Times New Roman" style:font-name-complex="Times New Roman"/>
    </style:style>
    <style:style style:name="P56" style:parent-style-name="Обычный" style:family="paragraph">
      <style:text-properties style:font-name="Times New Roman" style:font-name-complex="Times New Roman"/>
    </style:style>
    <style:style style:name="P57" style:parent-style-name="Обычный" style:family="paragraph">
      <style:text-properties style:font-name="Times New Roman" style:font-name-complex="Times New Roman"/>
    </style:style>
    <style:style style:name="P58" style:parent-style-name="Обычный" style:family="paragraph">
      <style:text-properties style:font-name="Times New Roman" style:font-name-complex="Times New Roman" fo:language="en" fo:country="US"/>
    </style:style>
    <style:style style:name="P59" style:parent-style-name="Обычный" style:family="paragraph">
      <style:text-properties style:font-name="Times New Roman" style:font-name-complex="Times New Roman" fo:language="en" fo:country="US"/>
    </style:style>
    <style:style style:name="P60" style:parent-style-name="Обычный" style:family="paragraph">
      <style:text-properties style:font-name="Times New Roman" style:font-name-complex="Times New Roman" fo:language="en" fo:country="US"/>
    </style:style>
    <style:style style:name="P61" style:parent-style-name="Обычный" style:family="paragraph">
      <style:text-properties style:font-name="Times New Roman" style:font-name-complex="Times New Roman" fo:language="en" fo:country="US"/>
    </style:style>
    <style:style style:name="P62" style:parent-style-name="Обычный" style:family="paragraph">
      <style:text-properties style:font-name="Times New Roman" style:font-name-complex="Times New Roman" fo:language="en" fo:country="US"/>
    </style:style>
    <style:style style:name="P63" style:parent-style-name="Обычный" style:family="paragraph">
      <style:text-properties style:font-name="Times New Roman" style:font-name-complex="Times New Roman" fo:language="en" fo:country="US"/>
    </style:style>
    <style:style style:name="P64" style:parent-style-name="Обычный" style:family="paragraph">
      <style:text-properties style:font-name="Times New Roman" style:font-name-complex="Times New Roman" fo:language="en" fo:country="US"/>
    </style:style>
    <style:style style:name="P65" style:parent-style-name="Обычный" style:family="paragraph">
      <style:text-properties style:font-name="Times New Roman" style:font-name-complex="Times New Roman" fo:language="en" fo:country="US"/>
    </style:style>
    <style:style style:name="P66" style:parent-style-name="Обычный" style:family="paragraph">
      <style:text-properties style:font-name="Times New Roman" style:font-name-complex="Times New Roman" fo:language="en" fo:country="US"/>
    </style:style>
    <style:style style:name="P67" style:parent-style-name="Обычный" style:family="paragraph">
      <style:text-properties style:font-name="Times New Roman" style:font-name-complex="Times New Roman" fo:language="en" fo:country="US"/>
    </style:style>
    <style:style style:name="P68" style:parent-style-name="Обычный" style:family="paragraph">
      <style:text-properties style:font-name="Times New Roman" style:font-name-complex="Times New Roman" fo:language="en" fo:country="US"/>
    </style:style>
    <style:style style:name="P69" style:parent-style-name="Обычный" style:family="paragraph">
      <style:text-properties style:font-name="Times New Roman" style:font-name-complex="Times New Roman" fo:language="en" fo:country="US"/>
    </style:style>
    <style:style style:name="P70" style:parent-style-name="Обычный" style:family="paragraph">
      <style:text-properties style:font-name="Times New Roman" style:font-name-complex="Times New Roman" fo:language="en" fo:country="US"/>
    </style:style>
    <style:style style:name="P71" style:parent-style-name="Обычный" style:family="paragraph">
      <style:text-properties style:font-name="Times New Roman" style:font-name-complex="Times New Roman" fo:language="en" fo:country="US"/>
    </style:style>
    <style:style style:name="P72" style:parent-style-name="Обычный" style:family="paragraph">
      <style:text-properties style:font-name="Times New Roman" style:font-name-complex="Times New Roman" fo:language="en" fo:country="US"/>
    </style:style>
    <style:style style:name="P73" style:parent-style-name="Обычный" style:family="paragraph">
      <style:text-properties style:font-name="Times New Roman" style:font-name-complex="Times New Roman" fo:language="en" fo:country="US"/>
    </style:style>
    <style:style style:name="P74" style:parent-style-name="Обычный" style:family="paragraph">
      <style:text-properties style:font-name="Times New Roman" style:font-name-complex="Times New Roman" fo:language="en" fo:country="US"/>
    </style:style>
    <style:style style:name="P75" style:parent-style-name="Обычный" style:family="paragraph">
      <style:text-properties style:font-name="Times New Roman" style:font-name-complex="Times New Roman" fo:language="en" fo:country="US"/>
    </style:style>
    <style:style style:name="P76" style:parent-style-name="Обычный" style:family="paragraph">
      <style:text-properties style:font-name="Times New Roman" style:font-name-complex="Times New Roman" fo:language="en" fo:country="US"/>
    </style:style>
    <style:style style:name="P77" style:parent-style-name="Обычный" style:family="paragraph">
      <style:text-properties style:font-name="Times New Roman" style:font-name-complex="Times New Roman" fo:language="en" fo:country="US"/>
    </style:style>
    <style:style style:name="T78" style:parent-style-name="Основнойшрифтабзаца" style:family="text">
      <style:text-properties style:font-name="Times New Roman" style:font-name-complex="Times New Roman" fo:language="en" fo:country="US"/>
    </style:style>
    <style:style style:name="T79" style:parent-style-name="Основнойшрифтабзаца" style:family="text">
      <style:text-properties style:font-name="Times New Roman" style:font-name-complex="Times New Roman" fo:language="en" fo:country="US"/>
    </style:style>
    <style:style style:name="T80" style:parent-style-name="Основнойшрифтабзаца" style:family="text">
      <style:text-properties style:font-name="Times New Roman" style:font-name-complex="Times New Roman" fo:language="en" fo:country="US"/>
    </style:style>
  </office:automatic-styles>
  <office:body>
    <office:text text:use-soft-page-breaks="true">
      <text:p text:style-name="P1">Пользовательское соглашение<text:s/><text:line-break/>(User Agreement)</text:p>
      <text:p text:style-name="P2">Последнее обновление: 29.09.2023</text:p>
      <text:p text:style-name="Обычный"><text:span text:style-name="T3">ВАЖНО! ПЕРЕД ИСПОЛЬЗОВАНИЕМ ПРОДУКТА ВНИМАТЕЛЬНО ПРОЧИТАЙТЕ ЭТО СОГЛАШЕНИЕ. ИСПОЛЬЗУЯ ПРОДУКТ, ВЫ СОГЛАСНЫ С УСЛОВИЯМИ ДАННОГО СОГЛАШЕНИЯ.</text:span></text:p>
      <text:p text:style-name="P4">1. ОПРЕДЕЛЕНИЕ ПРОДУКТА</text:p>
      <text:p text:style-name="P5">1.1. Данное пользовательское соглашение (далее "Соглашение") применяется к использованию программного продукта (далее "Продукт"), который может быть создан с использованием скриптов, разработанных разработчиком.</text:p>
      <text:p text:style-name="P6">2. ПРАВА И ОБЯЗАННОСТИ ПОЛЬЗОВАТЕЛЯ</text:p>
      <text:p text:style-name="P7">2.1. Пользователь имеет право:</text:p>
      <text:p text:style-name="P8">2.1.1. Использовать Продукт для личных или коммерческих целей в соответствии с условиями настоящего Соглашения.</text:p>
      <text:p text:style-name="P9">2.1.2. Не передавать свой доступ к Продукту третьим лицам без предварительного письменного согласия разработчика.</text:p>
      <text:p text:style-name="P10">2.2. Пользователь обязуется:</text:p>
      <text:p text:style-name="P11">2.2.1. Соблюдать все применимые законы и нормативные акты при использовании Продукта.</text:p>
      <text:p text:style-name="P12">2.2.2. Не совершать противоправные действия с использованием Продукта, включая, но не ограничиваясь, нарушение авторских прав, взлом, хакинг, распространение вредоносного программного обеспечения и т.д.</text:p>
      <text:p text:style-name="P13">2.2.3. Не использовать Продукт для модификации в коммерческих целях или перепродажи без предварительного письменного согласия разработчика.</text:p>
      <text:p text:style-name="P14">3. ОТВЕТСТВЕННОСТЬ РАЗРАБОТЧИКА</text:p>
      <text:p text:style-name="P15">3.1. Разработчик не несет ответственности:</text:p>
      <text:p text:style-name="P16">3.1.1. За способ, которым Пользователь использует Продукт.</text:p>
      <text:p text:style-name="P17">3.1.2. За любой ущерб, причиненный Пользователю или третьим лицам в результате использования Продукта.</text:p>
      <text:p text:style-name="P18">3.2. Разработчик оставляет за собой право изменять, модифицировать или прекращать разработку Продукта в любой момент без предварительного уведомления Пользователя.<text:s/></text:p>
      <text:soft-page-break/>
      <text:p text:style-name="Обычный"><text:span text:style-name="T19">User</text:span><text:span text:style-name="T20"><text:s/></text:span><text:span text:style-name="T21">Agreement</text:span><text:span text:style-name="T22"><text:s/></text:span><text:span text:style-name="T23"><text:line-break/>(Пользовательское соглашение)</text:span></text:p>
      <text:p text:style-name="Обычный"><text:span text:style-name="T24">Last</text:span><text:span text:style-name="T25"><text:s/></text:span><text:span text:style-name="T26">Updated</text:span><text:span text:style-name="T27">: 29.09.2023</text:span></text:p>
      <text:p text:style-name="P28">IMPORTANT! PLEASE READ THIS AGREEMENT CAREFULLY BEFORE USING THE PRODUCT. BY USING THE PRODUCT, YOU AGREE TO THE TERMS OF THIS AGREEMENT.</text:p>
      <text:p text:style-name="P29">1. DEFINITION OF THE PRODUCT</text:p>
      <text:p text:style-name="P30">1.1. This User Agreement (hereinafter referred to as the "Agreement") applies to the use of the software product (hereinafter referred to as the "Product"), which may be created using scripts developed by the developer.</text:p>
      <text:p text:style-name="P31">2. RIGHTS AND OBLIGATIONS OF THE USER</text:p>
      <text:p text:style-name="P32">2.1. The user has the right to:</text:p>
      <text:p text:style-name="P33">2.1.1. Use the Product for personal or commercial purposes in accordance with the terms of this Agreement.</text:p>
      <text:p text:style-name="P34">2.1.2. Not to transfer their access to the Product to third parties without the prior written consent of the developer.</text:p>
      <text:p text:style-name="P35">2.2. The user undertakes to:</text:p>
      <text:p text:style-name="P36">2.2.1. Comply with all applicable laws and regulations when using the Product.</text:p>
      <text:p text:style-name="P37">2.2.2. Not to engage in unlawful activities using the Product, including but not limited to copyright infringement, hacking, spreading malware, etc.</text:p>
      <text:p text:style-name="P38">2.2.3. Not to use the Product for modification for commercial purposes or resale without the prior written consent of the developer.</text:p>
      <text:p text:style-name="P39">3. DEVELOPER'S LIABILITY</text:p>
      <text:p text:style-name="P40">3.1. The developer shall not be liable for:</text:p>
      <text:p text:style-name="P41">3.1.1. How the User uses the Product.</text:p>
      <text:p text:style-name="P42">3.1.2. Any damage caused to the User or third parties as a result of using the Product.</text:p>
      <text:p text:style-name="P43">3.2. The developer reserves the right to change, modify, or discontinue the development of the Product at any time without prior notice to the User. The developer is not obligated to provide updates or improvements to the Product.</text:p>
      <text:p text:style-name="P44">4. LICENSE AGREEMENT</text:p>
      <text:p text:style-name="Обычный"><text:span text:style-name="T45">4.1. This Agreement grants the User a personal or commercial right to use the Product. Any use of the<text:s/></text:span></text:p>
      <text:soft-page-break/>
      <text:p text:style-name="P46">Разработчик не обязан предоставлять обновления или доработки Продукта.</text:p>
      <text:p text:style-name="P47">4. ЛИЦЕНЗИОННОЕ СОГЛАШЕНИЕ</text:p>
      <text:p text:style-name="P48">4.1. Настоящее Соглашение предоставляет Пользователю личное или коммерческое право использования Продукта. Любое использование Продукта вне рамок данного Соглашения, включая его модификацию в коммерческих целях или перепродажу, требует предварительной письменной договоренности с разработчиком.</text:p>
      <text:p text:style-name="P49">5. ЗАВЕРЕНИЕ О СОБЛЮДЕНИИ ЗАКОНОВ</text:p>
      <text:p text:style-name="P50">5.1. Пользователь подтверждает и заверяет, что он будет соблюдать все применимые законы и нормативные акты в связи с использованием Продукта, и не будет использовать Продукт для незаконных целей.</text:p>
      <text:p text:style-name="P51">6. УСЛОВИЯ ПОЛЬЗОВАНИЯ "КАК ЕСТЬ"</text:p>
      <text:p text:style-name="P52">6.1. Пользователь признает и соглашается с тем, что Продукт предоставляется "как есть", и разработчик не гарантирует отсутствие ошибок, недостатков или несоответствий его ожиданиям.</text:p>
      <text:p text:style-name="P53">6.2. Разработчик не обязан улучшать, исправлять или модернизировать Продукт по запросу Пользователя. Изменения, улучшения и доработки Продукта осуществляются исключительно по усмотрению разработчика.</text:p>
      <text:p text:style-name="P54">7. ИЗМЕНЕНИЯ В СОГЛАШЕНИИ</text:p>
      <text:p text:style-name="P55">7.1. Разработчик оставляет за собой право внести изменения в данное Соглашение в любое время путем публикации обновленной версии на своем веб-сайте.</text:p>
      <text:p text:style-name="P56">8. КОНТАКТНАЯ ИНФОРМАЦИЯ</text:p>
      <text:p text:style-name="P57">Для связи с разработчиком и задания вопросов, связанных с данным Соглашением, вы можете использовать следующие контактные данные:</text:p>
      <text:p text:style-name="P58">[Telegram: @dumasti]</text:p>
      <text:p text:style-name="P59"/>
      <text:p text:style-name="P60"/>
      <text:p text:style-name="P61"/>
      <text:p text:style-name="P62"/>
      <text:p text:style-name="P63"/>
      <text:p text:style-name="P64"/>
      <text:p text:style-name="P65"/>
      <text:p text:style-name="P66"/>
      <text:soft-page-break/>
      <text:p text:style-name="P67">Product outside the scope of this Agreement, including modification for commercial purposes or resale, requires prior written agreement with the developer.</text:p>
      <text:p text:style-name="P68">5. COMPLIANCE WITH LAWS CERTIFICATION</text:p>
      <text:p text:style-name="P69">5.1. The User confirms and certifies that they will comply with all applicable laws and regulations in connection with the use of the Product and will not use the Product for unlawful purposes.</text:p>
      <text:p text:style-name="P70">6. TERMS OF USE "AS IS"</text:p>
      <text:p text:style-name="P71">6.1. The User acknowledges and agrees that the Product is provided "as is," and the developer does not guarantee the absence of errors, defects, or discrepancies with the User's expectations.</text:p>
      <text:p text:style-name="P72">6.2. The developer is not obligated to improve, correct, or upgrade the Product upon the User's request. Changes, improvements, and enhancements to the Product are made solely at the discretion of the developer.</text:p>
      <text:p text:style-name="P73">7. CHANGES TO THE AGREEMENT</text:p>
      <text:p text:style-name="P74">7.1. The developer reserves the right to make changes to this Agreement at any time by publishing an updated version on their website.</text:p>
      <text:p text:style-name="P75">8. CONTACT INFORMATION</text:p>
      <text:p text:style-name="P76">For contacting the developer and asking questions related to this Agreement, you can use the following contact information:</text:p>
      <text:p text:style-name="P77"/>
      <text:p text:style-name="Обычный"><text:span text:style-name="T78">[</text:span><text:span text:style-name="T79">Telegram: @dumasti</text:span><text:span text:style-name="T8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umasti</meta:initial-creator>
    <dc:creator>dumasti</dc:creator>
    <meta:creation-date>2023-09-29T09:44:00Z</meta:creation-date>
    <dc:date>2023-09-29T09:45:00Z</dc:date>
    <meta:print-date>2023-09-29T09:44:00Z</meta:print-date>
    <meta:template xlink:href="Normal" xlink:type="simple"/>
    <meta:editing-cycles>2</meta:editing-cycles>
    <meta:editing-duration>PT60S</meta:editing-duration>
    <meta:document-statistic meta:page-count="2" meta:paragraph-count="11" meta:word-count="872" meta:character-count="5837" meta:row-count="41" meta:non-whitespace-character-count="4976"/>
  </office:meta>
</office:document-meta>
</file>